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Resume_20_Align_20_Right">
      <style:paragraph-properties fo:margin-top="0in" fo:margin-bottom="0.0693in" loext:contextual-spacing="false">
        <style:tab-stops>
          <style:tab-stop style:position="7.8126in" style:type="right"/>
        </style:tab-stops>
      </style:paragraph-properties>
    </style:style>
    <style:style style:name="P2" style:family="paragraph" style:parent-style-name="Resume_20_Align_20_Right">
      <style:paragraph-properties>
        <style:tab-stops>
          <style:tab-stop style:position="0.25in"/>
          <style:tab-stop style:position="7.8126in" style:type="right"/>
        </style:tab-stops>
      </style:paragraph-properties>
    </style:style>
    <style:style style:name="P3" style:family="paragraph" style:parent-style-name="Resume_20_Align_20_Right">
      <style:paragraph-properties fo:line-height="150%">
        <style:tab-stops>
          <style:tab-stop style:position="0.25in"/>
          <style:tab-stop style:position="7.8126in" style:type="right"/>
        </style:tab-stops>
      </style:paragraph-properties>
    </style:style>
    <style:style style:name="P4" style:family="paragraph" style:parent-style-name="Resume_20_Align_20_Right">
      <style:paragraph-properties>
        <style:tab-stops>
          <style:tab-stop style:position="7.8126in" style:type="right"/>
        </style:tab-stops>
      </style:paragraph-properties>
    </style:style>
    <style:style style:name="P5" style:family="paragraph" style:parent-style-name="Standard">
      <style:paragraph-properties fo:padding-left="0in" fo:padding-right="0in" fo:padding-top="0in" fo:padding-bottom="0.0138in" fo:border-left="none" fo:border-right="none" fo:border-top="none" fo:border-bottom="0.51pt solid #00000a"/>
      <style:text-properties fo:font-weight="bold" style:font-weight-asian="bold"/>
    </style:style>
    <style:style style:name="P6" style:family="paragraph" style:parent-style-name="Header" style:master-page-name="Standard">
      <style:paragraph-properties fo:text-align="center" style:justify-single-word="false" style:page-number="auto"/>
      <style:text-properties fo:font-size="22pt" style:font-size-asian="22pt" style:font-size-complex="22pt"/>
    </style:style>
    <style:style style:name="P7" style:family="paragraph" style:parent-style-name="Header">
      <style:paragraph-properties fo:text-align="center" style:justify-single-word="false"/>
      <style:text-properties fo:font-size="11pt" style:font-size-asian="11pt" style:font-size-complex="11pt"/>
    </style:style>
    <style:style style:name="P8" style:family="paragraph" style:parent-style-name="Header">
      <style:paragraph-properties fo:margin-top="0in" fo:margin-bottom="0.0693in" loext:contextual-spacing="false" fo:text-align="center" style:justify-single-word="false"/>
      <style:text-properties fo:font-size="11pt" style:font-size-asian="11pt" style:font-size-complex="11pt"/>
    </style:style>
    <style:style style:name="P9" style:family="paragraph" style:parent-style-name="Resume_20_Align_20_Right">
      <style:paragraph-properties fo:padding-left="0in" fo:padding-right="0in" fo:padding-top="0in" fo:padding-bottom="0.0138in" fo:border-left="none" fo:border-right="none" fo:border-top="none" fo:border-bottom="0.51pt solid #00000a">
        <style:tab-stops>
          <style:tab-stop style:position="0.25in"/>
          <style:tab-stop style:position="7.5in" style:type="right"/>
        </style:tab-stops>
      </style:paragraph-properties>
      <style:text-properties fo:font-weight="bold" style:font-weight-asian="bold"/>
    </style:style>
    <style:style style:name="P10" style:family="paragraph" style:parent-style-name="Resume_20_Align_20_Right">
      <style:paragraph-properties>
        <style:tab-stops>
          <style:tab-stop style:position="0.25in"/>
          <style:tab-stop style:position="7.8126in" style:type="right"/>
        </style:tab-stops>
      </style:paragraph-properties>
      <style:text-properties fo:font-size="11pt" fo:font-style="italic" style:font-size-asian="11pt" style:font-style-asian="italic" style:font-size-complex="11pt"/>
    </style:style>
    <style:style style:name="P11" style:family="paragraph" style:parent-style-name="Resume_20_Align_20_Right">
      <style:paragraph-properties>
        <style:tab-stops>
          <style:tab-stop style:position="7.8126in" style:type="right"/>
        </style:tab-stops>
      </style:paragraph-properties>
      <style:text-properties fo:font-size="11pt" fo:font-weight="bold" style:font-size-asian="11pt" style:font-weight-asian="bold" style:font-size-complex="11pt"/>
    </style:style>
    <style:style style:name="P12" style:family="paragraph" style:parent-style-name="Resume_20_Align_20_Right" style:list-style-name="WWNum2">
      <style:paragraph-properties fo:margin-left="0.25in" fo:margin-right="0in" fo:margin-top="0in" fo:margin-bottom="0in" loext:contextual-spacing="true" fo:line-height="150%" fo:text-indent="-0.25in" style:auto-text-indent="false">
        <style:tab-stops>
          <style:tab-stop style:position="0.25in"/>
          <style:tab-stop style:position="7.8126in" style:type="right"/>
        </style:tab-stops>
      </style:paragraph-properties>
      <style:text-properties fo:font-size="11pt" style:font-size-asian="11pt" style:font-size-complex="11pt"/>
    </style:style>
    <style:style style:name="P13" style:family="paragraph" style:parent-style-name="Resume_20_Align_20_Right" style:list-style-name="WWNum2">
      <style:paragraph-properties fo:margin-left="0.25in" fo:margin-right="0in" fo:text-indent="-0.25in" style:auto-text-indent="false">
        <style:tab-stops>
          <style:tab-stop style:position="0.25in"/>
          <style:tab-stop style:position="7.8126in" style:type="right"/>
        </style:tab-stops>
      </style:paragraph-properties>
      <style:text-properties fo:font-size="11pt" style:font-size-asian="11pt" style:font-size-complex="11pt"/>
    </style:style>
    <style:style style:name="P14" style:family="paragraph" style:parent-style-name="Resume_20_Align_20_Right" style:list-style-name="WWNum2">
      <style:paragraph-properties fo:margin-left="0.25in" fo:margin-right="0in" fo:text-indent="-0.25in" style:auto-text-indent="false">
        <style:tab-stops>
          <style:tab-stop style:position="0.25in"/>
          <style:tab-stop style:position="7in" style:type="right"/>
        </style:tab-stops>
      </style:paragraph-properties>
      <style:text-properties fo:font-size="11pt" style:font-size-asian="11pt" style:font-size-complex="11pt"/>
    </style:style>
    <style:style style:name="P15" style:family="paragraph" style:parent-style-name="Resume_20_Align_20_Right" style:list-style-name="WWNum2">
      <style:paragraph-properties fo:margin-left="0.25in" fo:margin-right="0in" fo:line-height="150%" fo:text-indent="-0.25in" style:auto-text-indent="false">
        <style:tab-stops>
          <style:tab-stop style:position="0.25in"/>
          <style:tab-stop style:position="7.8126in" style:type="right"/>
        </style:tab-stops>
      </style:paragraph-properties>
      <style:text-properties fo:font-size="11pt" style:font-size-asian="11pt" style:font-size-complex="11pt"/>
    </style:style>
    <style:style style:name="P16" style:family="paragraph" style:parent-style-name="Resume_20_Align_20_Right" style:list-style-name="WWNum2">
      <style:paragraph-properties fo:margin-left="0.25in" fo:margin-right="0in" fo:margin-top="0in" fo:margin-bottom="0.0693in" loext:contextual-spacing="false" fo:text-indent="-0.25in" style:auto-text-indent="false">
        <style:tab-stops>
          <style:tab-stop style:position="0.25in"/>
          <style:tab-stop style:position="7.8126in" style:type="right"/>
        </style:tab-stops>
      </style:paragraph-properties>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064a18" style:font-size-asian="11pt" style:font-size-complex="11pt"/>
    </style:style>
    <style:style style:name="T3" style:family="text">
      <style:text-properties fo:font-size="11pt" fo:font-weight="bold" style:font-size-asian="11pt" style:font-weight-asian="bold" style:font-size-complex="11pt"/>
    </style:style>
    <style:style style:name="T4" style:family="text">
      <style:text-properties fo:font-size="11pt" fo:font-style="italic" style:font-size-asian="11pt" style:font-style-asian="italic" style:font-size-complex="11pt"/>
    </style:style>
    <style:style style:name="T5" style:family="text">
      <style:text-properties fo:font-size="11pt" fo:font-style="italic" style:font-size-asian="11pt" style:font-style-asian="italic" style:font-size-complex="11pt" style:font-weight-complex="bold"/>
    </style:style>
    <style:style style:name="T6" style:family="text">
      <style:text-properties fo:font-size="11pt" fo:font-style="italic" officeooo:rsid="0006c1d8" style:font-size-asian="11pt" style:font-style-asian="italic" style:font-size-complex="11pt"/>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yron Sanchez</text:p>
      <text:p text:style-name="P7">217 East Rockland Street Philadelphia, PA 19120</text:p>
      <text:p text:style-name="P7">(267) 779-7473 | bfs5030@gmail.com</text:p>
      <text:p text:style-name="P8">Portfolio: hackbytes.com/portfolio</text:p>
      <text:p text:style-name="P5">TECHNICAL SKILLS</text:p>
      <text:p text:style-name="P2"><text:span text:style-name="T3">Languages:</text:span><text:span text:style-name="T1"> Java, Objective-C, Ruby, PHP, CoffeeScript, JavaScript, jQuery, Sass, CSS3, HTML5, SQL, Puppet, Shell</text:span></text:p>
      <text:section text:style-name="Sect1" text:name="TextSection">
        <text:p text:style-name="P2"><text:span text:style-name="T3">Applications:</text:span><text:span text:style-name="T1"> Vim, Eclipse, Xcode, Fossil, Git</text:span></text:p>
        <text:p text:style-name="P2"><text:span text:style-name="T3">Servers:</text:span><text:span text:style-name="T1"> Nginx, Jenkin</text:span><text:span text:style-name="T2">s</text:span></text:p>
        <text:p text:style-name="P2"><text:span text:style-name="T3">Platforms:</text:span><text:span text:style-name="T1"> Linux, Mac OS X, Windows</text:span></text:p>
        <text:p text:style-name="P3"><text:span text:style-name="T3">Database Systems:</text:span><text:span text:style-name="T1"> SQLite</text:span></text:p>
      </text:section>
      <text:p text:style-name="P9">PERSONAL PROJECTS</text:p>
      <text:p text:style-name="P2"><text:span text:style-name="T3">hackBytes.com</text:span><text:span text:style-name="T1"><text:tab/></text:span><text:span text:style-name="T3">Ruby, CoffeeScript, jQuery, Sass, CSS3, HTML5</text:span></text:p>
      <text:p text:style-name="P10">Source (Web): github.com/byronsanchez/hackbytes.com</text:p>
      <text:list xml:id="list7807898367735851940" text:style-name="WWNum2">
        <text:list-item>
          <text:p text:style-name="P12">Website dedicated to publishing articles about mobile and web application development</text:p>
        </text:list-item>
      </text:list>
      <text:p text:style-name="P2"><text:span text:style-name="T3">Coloring Book</text:span><text:span text:style-name="T1"><text:tab/></text:span><text:span text:style-name="T3">Objective-C, Java, SQLite</text:span></text:p>
      <text:p text:style-name="P10">Source (iOS): github.com/byronsanchez/coloring-book-ios</text:p>
      <text:p text:style-name="P10">Source (Android): github.com/byronsanchez/coloring-book-android</text:p>
      <text:list xml:id="list163109983291917" text:continue-numbering="true" text:style-name="WWNum2">
        <text:list-item>
          <text:p text:style-name="P12">Coloring book application for both tablet and mobile device users</text:p>
        </text:list-item>
      </text:list>
      <text:p text:style-name="P2"><text:span text:style-name="T3">Creepypasta Files</text:span><text:span text:style-name="T1"><text:tab/></text:span><text:span text:style-name="T3">Objective-C, Java, SQLite, JavaScript, HTML5</text:span></text:p>
      <text:p text:style-name="P10">Source (iOS): github.com/byronsanchez/creepypasta-files-ios</text:p>
      <text:p text:style-name="P10">Source (Android): github.com/byronsanchez/creepypasta-files-android</text:p>
      <text:list xml:id="list163111127230840" text:continue-numbering="true" text:style-name="WWNum2">
        <text:list-item>
          <text:p text:style-name="P12">Mobile scary stories application containing over 100 stories</text:p>
        </text:list-item>
      </text:list>
      <text:p text:style-name="P9">PROFESSIONAL EXPERIENCE</text:p>
      <text:p text:style-name="P2"><text:span text:style-name="T3">Chompix</text:span><text:span text:style-name="T1"><text:tab/></text:span><text:span text:style-name="T3">Philadelphia, Pennsylvania</text:span></text:p>
      <text:p text:style-name="P2"><text:span text:style-name="T4">Founder, Developer</text:span><text:span text:style-name="T1"><text:tab/></text:span><text:span text:style-name="T4">December 2012 – July 2014</text:span></text:p>
      <text:list xml:id="list163111024046582" text:continue-numbering="true" text:style-name="WWNum2">
        <text:list-item>
          <text:p text:style-name="P13">Developed 4 open source mobile applications distributed via iTunes, Google Play, and Github to over 40,000 retained users</text:p>
        </text:list-item>
        <text:list-item>
          <text:p text:style-name="P13">Received over 4,500 positive user reviews across all applications and over 175,000 total downloads</text:p>
        </text:list-item>
        <text:list-item>
          <text:p text:style-name="P16">Created viral videos for marketing which received over 1,000,000 views and over 5,000 subscribers on YouTube</text:p>
        </text:list-item>
      </text:list>
      <text:p text:style-name="P2"><text:span text:style-name="T3">Globide</text:span><text:span text:style-name="T1"><text:tab/></text:span><text:span text:style-name="T3">Philadelphia, Pennsylvania</text:span></text:p>
      <text:p text:style-name="P2"><text:span text:style-name="T4">Founder, Producer</text:span><text:span text:style-name="T1"><text:tab/></text:span><text:span text:style-name="T4">February 2006 – October 2009</text:span></text:p>
      <text:list xml:id="list163111738283222" text:continue-numbering="true" text:style-name="WWNum2">
        <text:list-item>
          <text:p text:style-name="P13">Broadcasted a weekly netcast to thousands of regular listeners through iTunes, RSS Feeds, and consistent blog publishing</text:p>
        </text:list-item>
        <text:list-item>
          <text:p text:style-name="P14">Implemented content management systems, incorporating Wordpress, Drupal, SMF, and IPBoard for blogs and user forums</text:p>
        </text:list-item>
        <text:list-item>
          <text:p text:style-name="P16">Generated an active website while consistently marketing through other netcasts, blogs, forums, and advertising campaigns which resulted in over 300 registered website users, over 1,000 subscribed listeners, and over 7,500 user contributed posts</text:p>
        </text:list-item>
      </text:list>
      <text:p text:style-name="P9">LEADERSHIP EXPERIENCE</text:p>
      <text:p text:style-name="P2"><text:span text:style-name="T3">Alpha Kappa Lambda Fraternity</text:span><text:span text:style-name="T1"><text:tab/> </text:span><text:span text:style-name="T3">University Park, Pennsylvania</text:span></text:p>
      <text:p text:style-name="P2"><text:span text:style-name="T5">Member, Assistant THON Chair, Webmaster, Network Administrator<text:tab/>October</text:span><text:span text:style-name="T4"> 2009 – August 2012</text:span></text:p>
      <text:list xml:id="list163111884750129" text:continue-numbering="true" text:style-name="WWNum2">
        <text:list-item>
          <text:p text:style-name="P13">Administered the organization's local network systems and maintained the organization's web presence via akltau.org</text:p>
        </text:list-item>
        <text:list-item>
          <text:p text:style-name="P16">Involved with numerous philanthropies and volunteer opportunities, including Adopt-a-Highway and THON</text:p>
        </text:list-item>
      </text:list>
      <text:p text:style-name="P2"><text:span text:style-name="T3">THON</text:span><text:span text:style-name="T1"><text:tab/></text:span><text:span text:style-name="T3">University Park, Pennsylvania</text:span></text:p>
      <text:p text:style-name="P2"><text:span text:style-name="T5">Rules and Regulations Committee, OPPerations Committee, Fundraiser<text:tab/>S</text:span><text:span text:style-name="T4">eptember 2009 – February 2012</text:span></text:p>
      <text:list xml:id="list163110633638258" text:continue-numbering="true" text:style-name="WWNum2">
        <text:list-item>
          <text:p text:style-name="P13">Attended weekly meetings to learn policy and develop operational logistics for different events throughout the years, including multiple canning events to raise money, the THON 5K run/walk, and the THON Dance Marathon</text:p>
        </text:list-item>
        <text:list-item>
          <text:p text:style-name="P15">Teamed up with different organization members in raising funds to support the Four Diamonds Fund</text:p>
        </text:list-item>
      </text:list>
      <text:p text:style-name="P5">EDUCATION</text:p>
      <text:p text:style-name="P11">Community College of Philadelphia<text:tab/> Philadelphia, Pennsylvania</text:p>
      <text:p text:style-name="P1"><text:span text:style-name="T4">Associate of Science in Computer Science</text:span><text:span text:style-name="T1"><text:tab/></text:span><text:span text:style-name="T4">Expected Graduation: </text:span><text:span text:style-name="T6">May</text:span><text:span text:style-name="T4"> 2016</text:span><text:bookmark text:name="_GoBack"/></text:p>
      <text:p text:style-name="P11">The Pennsylvania State University<text:tab/> University Park, Pennsylvania</text:p>
      <text:p text:style-name="P1"><text:span text:style-name="T4">Bachelor of Arts in Crime, Law and Justice</text:span><text:span text:style-name="T1"><text:tab/></text:span><text:span text:style-name="T4">Graduation: August 2012</text:span></text:p>
      <text:p text:style-name="P9">ACTIVITIES &amp; INTERESTS</text:p>
      <text:p text:style-name="P4"><text:span text:style-name="T3">Languages:</text:span><text:span text:style-name="T1"> Fluent in Spanish (Verbal &amp; Written)</text:span></text:p>
      <text:p text:style-name="P4"><text:span text:style-name="T3">Interests:</text:span><text:span text:style-name="T1"> Learning Foreign Languages, Graphic Design, Mobile Development, Web Development, System Administ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Standard" style:default-outline-level="">
      <style:paragraph-properties>
        <style:tab-stops>
          <style:tab-stop style:position="7in" style:type="right"/>
        </style:tab-stops>
      </style:paragraph-properties>
    </style:style>
    <style:style style:name="Standard_20__28_user_29_" style:display-name="Standard (user)" style:family="paragraph" style:default-outline-level="">
      <style:paragraph-properties fo:margin-top="0in" fo:margin-bottom="0.139in"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letter-kerning="true" style:font-name-asian="AR PL KaitiM GB" style:font-family-asian="'AR PL KaitiM GB'" style:font-family-generic-asian="system" style:font-pitch-asian="variable" style:font-size-asian="11pt" style:language-asian="en" style:country-asian="US" style:font-name-complex="Calibri1" style:font-family-complex="Calibri" style:font-family-generic-complex="system" style:font-pitch-complex="variable" style:font-size-complex="11pt"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fo:color="#00000a" fo:font-size="11pt"/>
    </style:style>
    <style:style style:name="ListLabel_20_2" style:display-name="ListLabel 2" style:family="text">
      <style:text-properties style:font-name-complex="Arial"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3.1835in" fo:text-indent="-0.25in" fo:margin-left="3.1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3.1835in" fo:text-indent="-0.25in" fo:margin-left="3.1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in" fo:margin-bottom="0.3in" fo:margin-left="0.3in" fo:margin-right="0.3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sume Editing</meta:initial-creator>
    <meta:editing-cycles>10</meta:editing-cycles>
    <meta:print-date>2015-04-24T00:55:00</meta:print-date>
    <meta:creation-date>2015-03-19T17:09:00</meta:creation-date>
    <dc:date>2015-05-05T16:31:09.754670870</dc:date>
    <meta:editing-duration>PT54S</meta:editing-duration>
    <meta:generator>LibreOffice/4.4.1.2$Linux_X86_64 LibreOffice_project/40m0$Build-2</meta:generator>
    <meta:document-statistic meta:table-count="0" meta:image-count="0" meta:object-count="0" meta:page-count="1" meta:paragraph-count="50" meta:word-count="424" meta:character-count="3349" meta:non-whitespace-character-count="2981"/>
    <meta:user-defined meta:name="AppVersion">14.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